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 przyjmie </text:span><text:span text:style-name="T1">chwałę i cześć</text:span><text:span text:style-name="T1"><text:line-break/></text:span><text:span text:style-name="T1">Siedzący na tronie.</text:span><text:span text:style-name="T1"><text:line-break/></text:span><text:span text:style-name="T1">Błogosławieństwo i moc</text:span><text:span text:style-name="T1"><text:line-break/></text:span><text:span text:style-name="T1">niech weźmie Baranek.</text:span><text:span text:style-name="T1"><text:line-break/></text:span><text:span text:style-name="T1"><text:line-break/></text:span><text:span text:style-name="T1">Od wieków na wieki</text:span><text:span text:style-name="T1"><text:line-break/></text:span><text:span text:style-name="T1">niech płynie Królowi</text:span><text:span text:style-name="T1"><text:line-break/></text:span><text:span text:style-name="T1">pieśń chwały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25:38</meta:creation-date>
    <dc:creator>Rafał Talacha</dc:creator>
    <dc:date>2009-01-27T10:15:20</dc:date>
    <dc:language>pl-PL</dc:language>
    <meta:editing-cycles>5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